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03ef5f" officeooo:paragraph-rsid="0003ef5f"/>
    </style:style>
    <style:style style:name="P2" style:family="paragraph" style:parent-style-name="Standard">
      <style:text-properties officeooo:rsid="00055c6a" officeooo:paragraph-rsid="00055c6a"/>
    </style:style>
    <style:style style:name="P3" style:family="paragraph" style:parent-style-name="Standard">
      <style:text-properties officeooo:rsid="00060963" officeooo:paragraph-rsid="00060963"/>
    </style:style>
    <style:style style:name="P4" style:family="paragraph" style:parent-style-name="Standard">
      <style:text-properties officeooo:rsid="00072a11" officeooo:paragraph-rsid="00072a11"/>
    </style:style>
    <style:style style:name="P5" style:family="paragraph" style:parent-style-name="Standard">
      <style:text-properties officeooo:rsid="00081a2f" officeooo:paragraph-rsid="00081a2f"/>
    </style:style>
    <style:style style:name="P6" style:family="paragraph" style:parent-style-name="Standard">
      <style:text-properties officeooo:rsid="0009bd4f" officeooo:paragraph-rsid="0009bd4f"/>
    </style:style>
    <style:style style:name="P7" style:family="paragraph" style:parent-style-name="Standard">
      <style:text-properties officeooo:rsid="000b78c9" officeooo:paragraph-rsid="000b78c9"/>
    </style:style>
    <style:style style:name="P8" style:family="paragraph" style:parent-style-name="Standard">
      <style:text-properties officeooo:rsid="000d75cb" officeooo:paragraph-rsid="000d75cb"/>
    </style:style>
    <style:style style:name="P9" style:family="paragraph" style:parent-style-name="Standard">
      <style:text-properties fo:font-weight="bold" officeooo:rsid="000d75cb" officeooo:paragraph-rsid="000d75cb" style:font-weight-asian="bold" style:font-weight-complex="bold"/>
    </style:style>
    <style:style style:name="P10" style:family="paragraph" style:parent-style-name="Standard">
      <style:text-properties officeooo:rsid="000f9dd0" officeooo:paragraph-rsid="000f9dd0"/>
    </style:style>
    <style:style style:name="P11" style:family="paragraph" style:parent-style-name="Standard">
      <style:text-properties officeooo:rsid="00104554" officeooo:paragraph-rsid="00104554"/>
    </style:style>
    <style:style style:name="P12" style:family="paragraph" style:parent-style-name="Standard">
      <style:text-properties officeooo:rsid="001157c8" officeooo:paragraph-rsid="001157c8"/>
    </style:style>
    <style:style style:name="P13" style:family="paragraph" style:parent-style-name="Standard">
      <style:text-properties officeooo:rsid="0012b847" officeooo:paragraph-rsid="0012b847"/>
    </style:style>
    <style:style style:name="T1" style:family="text">
      <style:text-properties officeooo:rsid="000cc206"/>
    </style:style>
    <style:style style:name="T2" style:family="text">
      <style:text-properties officeooo:rsid="000e949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 gibt die Zeit, Raum, und Masse. </text:p>
      <text:p text:style-name="P2">Stellt dir Zeit und Raum wie ein Gitter vor. Sowohl Zeit als auch Raum sind indexes.</text:p>
      <text:p text:style-name="P3">Sie geben den Ort an. Dort befindet sich eine Information, eine Masse. Diese wird daraufhin bewegt.</text:p>
      <text:p text:style-name="P3"/>
      <text:p text:style-name="P4">Das ganze findet auf drei ebenen statt:</text:p>
      <text:p text:style-name="P4">Tao (Information)</text:p>
      <text:p text:style-name="P4">Chemie</text:p>
      <text:p text:style-name="P4">Dunkelheit (Schwache Wechselwirkung)</text:p>
      <text:p text:style-name="P4"/>
      <text:p text:style-name="P5">Im Tao ist alles Information, und keine Masse behaftet. In der Chemie</text:p>
      <text:p text:style-name="P5">ist Masse behaftet, aber auch Information.</text:p>
      <text:p text:style-name="P5">Im Fleisch ist nur Masse, aber keine Information.</text:p>
      <text:p text:style-name="P5"/>
      <text:p text:style-name="P6">Zum Theoretischen Studium beschäftigen wir uns mit dem Tao, denn dort ist es am besten sichtbar. Es gibt aber sicherlich auch vieles davon in der Chemie, weil das Tao ist nur eine annäherung an die Chemie, wenn es um die Modellbildung geht.</text:p>
      <text:p text:style-name="P7">Die Chemie ist stetig, aber das Tao ist diskret. <text:span text:style-name="T1">Das Tao ist so etwas wie ein Gitter in der Chemie.</text:span></text:p>
      <text:p text:style-name="P7"/>
      <text:p text:style-name="P9">Konvergenzaussagen</text:p>
      <text:p text:style-name="P8"/>
      <text:p text:style-name="P8">Nehme eine Maschine. Die Zeit <text:span text:style-name="T2">geht zwar nur in eine Richtung (N), aber wir können uns vorstellen, dass sie auch in die andere gehen könnte, wenn wir Inverse Probleme dazunehmen (Z).</text:span></text:p>
      <text:p text:style-name="P8"/>
      <text:p text:style-name="P10">Die Zeit ist grundsätzlich unendlich. Beim Raum können wir annehmen, dass er endlich ist (abgeschlossenes Modell) oder unendlich ist (offenes Modell).</text:p>
      <text:p text:style-name="P11">Wenn das Modell abgeschlossen ist, dann gilt für jeden Anfangszustand: Das System konvergiert oder wird periodisch mit einer Periode n (n ist eine natürliche Zahl).</text:p>
      <text:p text:style-name="P12">Wenn das Modell offen ist, kann man so eine Aussage nicht machen. Es kann auch sein, dass das System sich immer weiter entwickelt. Es kann auch sein, dass das System niemals periodisch wird.</text:p>
      <text:p text:style-name="P12"/>
      <text:p text:style-name="P13">So etwas ähnliches beobachten wir auch in der Natur. Wenn die Erde ein abgeschlossenes System wäre, aus dem wir nicht entfliehen können, dann müsste alles irgendwann periodisch werden.</text:p>
      <text:p text:style-name="P13">Weil die Menschliche Einflusssphäre aber offen ist, also der Raum unendlich ist, kann es sein, dass das System niemals periodisch wird.</text:p>
      <text:p text:style-name="P13"/>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1T03:05:46.487638254</meta:creation-date>
    <meta:generator>LibreOffice/7.4.7.2$Linux_X86_64 LibreOffice_project/40$Build-2</meta:generator>
    <dc:date>2023-11-21T03:12:07.998843705</dc:date>
    <meta:editing-duration>PT6M15S</meta:editing-duration>
    <meta:editing-cycles>15</meta:editing-cycles>
    <meta:document-statistic meta:table-count="0" meta:image-count="0" meta:object-count="0" meta:page-count="1" meta:paragraph-count="19" meta:word-count="300" meta:character-count="1837" meta:non-whitespace-character-count="1555"/>
  </office:meta>
</office:document-meta>
</file>